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e73ee" officeooo:paragraph-rsid="004e73e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1852a" officeooo:paragraph-rsid="0051852a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9eb2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023be" officeooo:paragraph-rsid="00242ae4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e5025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e502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4e5025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e73ee" officeooo:paragraph-rsid="004e73ee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e73ee" officeooo:paragraph-rsid="004e73ee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1852a" officeooo:paragraph-rsid="0051852a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1852a" officeooo:paragraph-rsid="0056fb68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56ebf" officeooo:paragraph-rsid="00556ebf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56ebf" officeooo:paragraph-rsid="0056fb68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bold" officeooo:rsid="0051852a" officeooo:paragraph-rsid="0051852a" style:font-size-asian="12pt" style:font-weight-asian="bold" style:font-size-complex="12pt" style:font-weight-complex="bold"/>
    </style:style>
    <style:style style:name="T1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458b01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5501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9207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e73ee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f021d" style:font-size-asian="12pt" style:font-weight-asian="bold" style:font-size-complex="12pt" style:font-weight-complex="bold"/>
    </style:style>
    <style:style style:name="T7" style:family="text">
      <style:text-properties officeooo:rsid="0035db3e"/>
    </style:style>
    <style:style style:name="T8" style:family="text">
      <style:text-properties officeooo:rsid="0042b92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56ebf" style:font-weight-asian="bold" style:font-weight-complex="bold"/>
    </style:style>
    <style:style style:name="T11" style:family="text">
      <style:text-properties fo:font-weight="bold" officeooo:rsid="0056fb68" style:font-weight-asian="bold" style:font-weight-complex="bold"/>
    </style:style>
    <style:style style:name="T12" style:family="text">
      <style:text-properties officeooo:rsid="00531c8c"/>
    </style:style>
    <style:style style:name="T13" style:family="text">
      <style:text-properties officeooo:rsid="005469dd"/>
    </style:style>
    <style:style style:name="T14" style:family="text">
      <style:text-properties officeooo:rsid="00556ebf"/>
    </style:style>
    <style:style style:name="T15" style:family="text">
      <style:text-properties officeooo:rsid="0056fb6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7">xx</text:span> - Controls</text:p>
          </table:table-cell>
          <table:table-cell table:style-name="Table1.B1" office:value-type="string">
            <text:p text:style-name="P7">2xx - Ground</text:p>
          </table:table-cell>
          <table:table-cell table:style-name="Table1.C1" office:value-type="string">
            <text:p text:style-name="P7">3xx - Flight</text:p>
          </table:table-cell>
          <table:table-cell table:style-name="Table1.B1" office:value-type="string">
            <text:p text:style-name="P7">4xx - A2A</text:p>
          </table:table-cell>
          <table:table-cell table:style-name="Table1.B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8"><text:span text:style-name="T2">3</text:span><text:span text:style-name="T4">0</text:span><text:span text:style-name="T6">2</text:span><text:span text:style-name="T1"> - </text:span><text:span text:style-name="T3">Flight - </text:span><text:span text:style-name="T5">Cargo, loading and airdrop</text:span></text:p>
      <text:p text:style-name="P1"/>
      <text:p text:style-name="P2">Load cargo</text:p>
      <text:list text:style-name="L1">
        <text:list-item>
          <text:p text:style-name="P9"><text:span text:style-name="T8">P</text:span>aratroops go in the forward cargo bay only.</text:p>
        </text:list-item>
        <text:list-item>
          <text:p text:style-name="P9">"Air" units can be air dropped, "Skid" units get pulled out the back by parachute, must be done at extremely low level over flat ground.</text:p>
        </text:list-item>
      </text:list>
      <text:p text:style-name="P4"/>
      <text:p text:style-name="P2">Airdrop cargo and paratroops</text:p>
      <text:list text:style-name="L2">
        <text:list-item>
          <text:p text:style-name="P10">1,000 to 10,000 ft, 150 kts??</text:p>
        </text:list-item>
      </text:list>
      <text:p text:style-name="P5"/>
      <text:p text:style-name="P3">Special instructions for Grayflag servers -- WIP but should be mostly correct</text:p>
      <text:list xml:id="list2690358145" text:style-name="L3">
        <text:list-item>
          <text:p text:style-name="P15">When taking weapons to an airport or FARP:</text:p>
          <text:list>
            <text:list-item>
              <text:p text:style-name="P11">Load weapon crates as desired. <text:s/>You can also carry Mk 82 slicks on the wing pylons.</text:p>
            </text:list-item>
            <text:list-item>
              <text:p text:style-name="P11">When you land at the airport or FARP, go to <text:span text:style-name="T9">rearm/refueling page</text:span> and set plane to <text:span text:style-name="T9">Empty</text:span> (or <text:span text:style-name="T9">Remove Payload</text:span> from all cargo slots) and let it rearm. <text:s/>That will put the weapons into the airport's Resources.<text:span text:style-name="T12"> <text:s/></text:span><text:span text:style-name="T13">(</text:span><text:span text:style-name="T12">You don't have to put down the cargo ramp, it'll do that automatically.</text:span><text:span text:style-name="T13">)</text:span></text:p>
            </text:list-item>
            <text:list-item>
              <text:p text:style-name="P11"><text:span text:style-name="T9">DO NOT </text:span>"deploy" the cargo with the cargo drop commands!</text:p>
            </text:list-item>
          </text:list>
        </text:list-item>
        <text:list-item>
          <text:p text:style-name="P15">When setting up a new FARP with cargo containers:</text:p>
          <text:list>
            <text:list-item>
              <text:p text:style-name="P12">You need <text:span text:style-name="T10">4</text:span><text:span text:style-name="T11"> FOB crates</text:span> to unlock a FARP.</text:p>
            </text:list-item>
            <text:list-item>
              <text:p text:style-name="P14">There is a "home plate" icon at FARPs/airbases that can be captured. <text:s/>If the icon is black, it's not captured; if it's blue, it is captured.</text:p>
            </text:list-item>
            <text:list-item>
              <text:p text:style-name="P14">If the icon has "wheels", then it must be captured by a friendly convoy (protect convoy with helicopter escort<text:span text:style-name="T15"> until it reaches the FARP</text:span>).</text:p>
            </text:list-item>
            <text:list-item>
              <text:p text:style-name="P11">Load the <text:span text:style-name="T15">C-130 </text:span>with desired number of <text:span text:style-name="T9">Generic Cargo Containers</text:span>.</text:p>
            </text:list-item>
            <text:list-item>
              <text:p text:style-name="P11">Either <text:span text:style-name="T9">before takeoff</text:span> or <text:span text:style-name="T9">after landing</text:span><text:span text:style-name="T15">,</text:span> and <text:span text:style-name="T9">BEFORE unloading</text:span>, go to radio menu, F10 Hercules Options, and set the type of the Generic Containers to FARP containers.<text:span text:style-name="T14"> <text:s/>Do this for each of the containers.</text:span></text:p>
            </text:list-item>
            <text:list-item>
              <text:p text:style-name="P11">Then unload with the <text:span text:style-name="T9">cargo drop/deploy commands</text:span>.</text:p>
            </text:list-item>
            <text:list-item>
              <text:p text:style-name="P11"><text:span text:style-name="T9">DO NOT </text:span>use the rearm/refuel screen!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16T23:24:28.709000000</dc:date>
    <meta:editing-duration>PT16H17M35S</meta:editing-duration>
    <meta:editing-cycles>64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5" meta:word-count="307" meta:character-count="1620" meta:non-whitespace-character-count="1348"/>
  </office:meta>
</office:document-meta>
</file>